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925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9543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7.9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6" table:default-cell-style-name="ce2"/>
        <table:table-column table:style-name="co1" table:default-cell-style-name="ce7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rface</text:p>
          </table:table-cell>
          <table:table-cell table:style-name="ce6" office:value-type="string" calcext:value-type="string">
            <text:p>Touchscreen</text:p>
          </table:table-cell>
          <table:table-cell table:style-name="ce6" office:value-type="string" calcext:value-type="string">
            <text:p>Touchscreen Interface Type</text:p>
          </table:table-cell>
          <table:table-cell table:style-name="ce6" office:value-type="string" calcext:value-type="string">
            <text:p>Touchscreen Method</text:p>
          </table:table-cell>
          <table:table-cell table:style-name="ce6" office:value-type="string" calcext:value-type="string">
            <text:p>Detachable</text:p>
          </table:table-cell>
          <table:table-cell table:style-name="ce4" office:value-type="string" calcext:value-type="string">
            <text:p>Resolution</text:p>
          </table:table-cell>
          <table:table-cell table:style-name="ce6" office:value-type="string" calcext:value-type="string">
            <text:p>FPS</text:p>
          </table:table-cell>
          <table:table-cell table:style-name="ce6" office:value-type="string" calcext:value-type="string">
            <text:p>Rpi Support</text:p>
          </table:table-cell>
          <table:table-cell table:style-name="ce1" office:value-type="string" calcext:value-type="string">
            <text:p>RPi2 40pin Support</text:p>
          </table:table-cell>
          <table:table-cell table:style-name="ce6" office:value-type="string" calcext:value-type="string">
            <text:p>Allows I2C</text:p>
          </table:table-cell>
          <table:table-cell table:style-name="ce3" office:value-type="string" calcext:value-type="string">
            <text:p>Weight (g)</text:p>
          </table:table-cell>
          <table:table-cell table:style-name="ce3" office:value-type="string" calcext:value-type="string">
            <text:p>Screen Width (cm)</text:p>
          </table:table-cell>
          <table:table-cell table:style-name="ce3" office:value-type="string" calcext:value-type="string">
            <text:p>Screen Height (cm)</text:p>
          </table:table-cell>
          <table:table-cell table:style-name="ce3" office:value-type="string" calcext:value-type="string">
            <text:p>Purchase URL</text:p>
          </table:table-cell>
          <table:table-cell table:style-name="ce3" office:value-type="string" calcext:value-type="string">
            <text:p>Other URL</text:p>
          </table:table-cell>
          <table:table-cell table:style-name="ce3" table:number-columns-repeated="995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20" calcext:value-type="float">
            <text:p>20.00</text:p>
          </table:table-cell>
          <table:table-cell office:value-type="string" calcext:value-type="string">
            <text:p>2.8" TFT LCD with Touchscreen Breakout Board w/MicroSD Socket - ILI9341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esistiv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0x320</text:p>
          </table:table-cell>
          <table:table-cell table:number-columns-repeated="2"/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ttps://www.adafruit.com/products/1770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19.1666666666667" calcext:value-type="float">
            <text:p>19.17</text:p>
          </table:table-cell>
          <table:table-cell office:value-type="string" calcext:value-type="string">
            <text:p>3.5'' TFT Display + Touch Screen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SPI+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320x4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ttp://www.neosecsolutions.com//products.php?47&amp;cPath=20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18.3333333333333" calcext:value-type="float">
            <text:p>18.33</text:p>
          </table:table-cell>
          <table:table-cell office:value-type="string" calcext:value-type="string">
            <text:p>2.8" TFT LCD with Cap Touch Breakout Board w/MicroSD Socket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apacitiv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ttps://www.adafruit.com/products/2090</text:p>
          </table:table-cell>
          <table:table-cell office:value-type="string" calcext:value-type="string">
            <text:p>https://learn.adafruit.com/user-space-spi-tft-python-library-ili9341-2-8</text:p>
          </table:table-cell>
          <table:table-cell table:number-columns-repeated="995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16.6666666666667" calcext:value-type="float">
            <text:p>16.67</text:p>
          </table:table-cell>
          <table:table-cell office:value-type="string" calcext:value-type="string">
            <text:p>1.8" Color TFT LCD display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8x160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ttps://www.adafruit.com/products/358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16.6666666666667" calcext:value-type="float">
            <text:p>16.67</text:p>
          </table:table-cell>
          <table:table-cell office:value-type="string" calcext:value-type="string">
            <text:p>1.8" Color TFT LCD display with MicroSD Card Breakout - ST7735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28x160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ttps://www.adafruit.com/products/358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10.8333333333333" calcext:value-type="float">
            <text:p>10.83</text:p>
          </table:table-cell>
          <table:table-cell office:value-type="string" calcext:value-type="string">
            <text:p>2.2" 18-bit color TFT LCD display with microSD card breakout - ILI9340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320x240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ttps://www.adafruit.com/products/1480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/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SPI+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80X3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8.9" calcext:value-type="float">
            <text:p>88.9</text:p>
          </table:table-cell>
          <table:table-cell/>
          <table:table-cell office:value-type="string" calcext:value-type="string">
            <text:p>http://www.ebay.com/itm/3-5inch-display-Raspberry-Pi-Raspberry-pi2-3-5-480X320-LCD-touch-screen-display-/301590277877?hash=item46382e6ef5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 office:value-type="string" calcext:value-type="string">
            <text:p>PiTFT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SPI+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320x2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1.21" calcext:value-type="float">
            <text:p>71.21</text:p>
          </table:table-cell>
          <table:table-cell/>
          <table:table-cell office:value-type="string" calcext:value-type="string">
            <text:p>https://www.adafruit.com/products/1601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 office:value-type="string" calcext:value-type="string">
            <text:p>Raspberry Pi Primary Display Cape - 3.2" Touchscreen</text:p>
          </table:table-cell>
          <table:table-cell office:value-type="currency" office:currency="USD" office:value="55" calcext:value-type="currency">
            <text:p>$55.00</text:p>
          </table:table-cell>
          <table:table-cell office:value-type="string" calcext:value-type="string">
            <text:p>SPI+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1.23" calcext:value-type="float">
            <text:p>81.23</text:p>
          </table:table-cell>
          <table:table-cell/>
          <table:table-cell office:value-type="string" calcext:value-type="string">
            <text:p>https://www.sparkfun.com/products/13051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 office:value-type="string" calcext:value-type="string">
            <text:p>Serial TFT LCD - 3.2" with Touchscreen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string" calcext:value-type="string">
            <text:p>S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0x3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1.28" calcext:value-type="float">
            <text:p>81.28</text:p>
          </table:table-cell>
          <table:table-cell/>
          <table:table-cell office:value-type="string" calcext:value-type="string">
            <text:p>https://www.sparkfun.com/products/11677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 office:value-type="string" calcext:value-type="string">
            <text:p>5 inch 800×480 Resistive Touch Screen</text:p>
          </table:table-cell>
          <table:table-cell office:value-type="currency" office:currency="USD" office:value="55" calcext:value-type="currency">
            <text:p>$55.00</text:p>
          </table:table-cell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00x4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http://www.amazon.com/Resistive-interface-Raspberry-Pi-BeagleBone/dp/B00WQN1KJY/ref=sr_1_27?s=pc&amp;ie=UTF8&amp;qid=1440382391&amp;sr=1-27&amp;keywords=hdmi+screen&amp;refinements=p_n_feature_keywords_two_browse-bin%3A6159416011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 office:value-type="string" calcext:value-type="string">
            <text:p>5 inch 800x480 Touch LCD Screen</text:p>
          </table:table-cell>
          <table:table-cell office:value-type="currency" office:currency="USD" office:value="27" calcext:value-type="currency">
            <text:p>$27.00</text:p>
          </table:table-cell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800x4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http://www.ebay.com/itm/5-inch-800x480-Touch-LCD-Screen-5-Display-For-Raspberry-Pi-Pi2-Model-B-A-S3-/381299675603?hash=item58c73b51d3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 office:value-type="string" calcext:value-type="string">
            <text:p>WonTop® 5 inch 800*480 Resistive Touch Screen</text:p>
          </table:table-cell>
          <table:table-cell office:value-type="currency" office:currency="USD" office:value="53" calcext:value-type="currency">
            <text:p>$53.00</text:p>
          </table:table-cell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00x4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http://www.amazon.com/Resistive-interface-Raspbian-compatible-Raspberry/dp/B00ZP7W9AC/ref=sr_1_25?s=pc&amp;ie=UTF8&amp;qid=1440382391&amp;sr=1-25&amp;keywords=hdmi+screen&amp;refinements=p_n_feature_keywords_two_browse-bin%3A6159416011</text:p>
          </table:table-cell>
          <table:table-cell table:number-columns-repeated="996"/>
        </table:table-row>
        <table:table-row table:style-name="ro1">
          <table:table-cell table:formula="of:=(((1-PRICE/30)*5) + (INTERFACE=&quot;DSI&quot;)*10 + (INTERFACE=&quot;HDMI&quot;)*9  + (TOUCHSCREEN)*10 + (DETACHABLE)*5 + (RPI2)*10)*(WIDTH &lt;= 110)*OK_I2C" office:value-type="float" office:value="0" calcext:value-type="float">
            <text:p>0.00</text:p>
          </table:table-cell>
          <table:table-cell office:value-type="string" calcext:value-type="string">
            <text:p>3.5 Inch TFT LCD Monitor for Car / Automobile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string" calcext:value-type="string">
            <text:p>AV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5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ttp://www.amazon.com/3-5-Inch-TFT-Monitor-Automobile/dp/B0045IIZKU/ref=cm_cr_pr_product_top?ie=UTF8</text:p>
          </table:table-cell>
          <table:table-cell table:number-columns-repeated="996"/>
        </table:table-row>
        <table:table-row table:style-name="ro1" table:number-rows-repeated="1048560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ETACHABLE" table:base-cell-address="$Sheet1.$F$1" table:cell-range-address="$Sheet1.$H$1:.$H$10001"/>
        <table:named-range table:name="FPS" table:base-cell-address="$Sheet1.$A$1" table:cell-range-address="$Sheet1.$J$1:.$J$10001"/>
        <table:named-range table:name="INTERFACE" table:base-cell-address="$Sheet1.$A$10" table:cell-range-address="$Sheet1.$D$1:.$D$10001"/>
        <table:named-range table:name="OK_I2C" table:base-cell-address="$Sheet1.$L$1" table:cell-range-address="$Sheet1.$M$1:.$M$1048576"/>
        <table:named-range table:name="PRICE" table:base-cell-address="$Sheet1.$A$10" table:cell-range-address="$Sheet1.$C$1:.$C$10001"/>
        <table:named-range table:name="RPI" table:base-cell-address="$Sheet1.$A$9" table:cell-range-address="$Sheet1.$K$1:.$K$10001"/>
        <table:named-range table:name="RPI2" table:base-cell-address="$Sheet1.$A$9" table:cell-range-address="$Sheet1.$L$1:.$L$10001"/>
        <table:named-range table:name="TOUCHSCREEN" table:base-cell-address="$Sheet1.$A$10" table:cell-range-address="$Sheet1.$E$1:.$E$10001"/>
        <table:named-range table:name="WIDTH" table:base-cell-address="$Sheet1.$A$10" table:cell-range-address="$Sheet1.$O$1:.$O$10000"/>
      </table:named-expressions>
      <table:database-ranges>
        <table:database-range table:name="__Anonymous_Sheet_DB__0" table:target-range-address="Sheet1.A1:Sheet1.R1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20:52:49.853629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5-08-31T21:18:56.959526719</dc:date>
    <dc:creator>chris </dc:creator>
    <meta:editing-duration>PT17H7M27S</meta:editing-duration>
    <meta:editing-cycles>64</meta:editing-cycles>
    <meta:generator>LibreOffice/4.2.8.2$Linux_X86_64 LibreOffice_project/420m0$Build-2</meta:generator>
    <meta:document-statistic meta:table-count="3" meta:cell-count="178" meta:object-count="0"/>
  </office:meta>
</office:document-meta>
</file>